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 style:writing-mode="lr-tb"/>
    </style:style>
    <style:style style:name="Tabela1.A" style:family="table-column">
      <style:table-column-properties style:column-width="0.891cm" style:rel-column-width="505*"/>
    </style:style>
    <style:style style:name="Tabela1.B" style:family="table-column">
      <style:table-column-properties style:column-width="9.211cm" style:rel-column-width="5222*"/>
    </style:style>
    <style:style style:name="Tabela1.C" style:family="table-column">
      <style:table-column-properties style:column-width="1.3cm" style:rel-column-width="737*"/>
    </style:style>
    <style:style style:name="Tabela1.D" style:family="table-column">
      <style:table-column-properties style:column-width="1.201cm" style:rel-column-width="681*"/>
    </style:style>
    <style:style style:name="Tabela1.E" style:family="table-column">
      <style:table-column-properties style:column-width="1.969cm" style:rel-column-width="1116*"/>
    </style:style>
    <style:style style:name="Tabela1.F" style:family="table-column">
      <style:table-column-properties style:column-width="2.429cm" style:rel-column-width="1377*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C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ela1.F1" style:family="table-cell">
      <style:table-cell-properties style:vertical-align="middle" fo:padding="0.049cm" fo:border="0.05pt solid #000000" style:writing-mode="page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ela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paragraph-properties fo:text-align="center" style:justify-single-word="false" style:writing-mode="lr-tb"/>
      <style:text-properties style:font-name="Times new Roman" officeooo:paragraph-rsid="001f1aeb"/>
    </style:style>
    <style:style style:name="P2" style:family="paragraph" style:parent-style-name="Header">
      <style:paragraph-properties fo:text-align="center" style:justify-single-word="false" style:writing-mode="lr-tb"/>
      <style:text-properties style:font-name="Times new Roman" fo:font-size="10pt" officeooo:paragraph-rsid="001f1aeb" style:font-size-asian="10pt" style:font-size-complex="10pt"/>
    </style:style>
    <style:style style:name="P3" style:family="paragraph" style:parent-style-name="Standard">
      <style:paragraph-properties style:writing-mode="lr-tb"/>
      <style:text-properties style:font-name="Times new roman" fo:font-size="12pt" officeooo:paragraph-rsid="001f1aeb" style:font-size-asian="12pt" style:font-size-complex="12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1f1aeb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Times new roman" fo:font-size="12pt" officeooo:rsid="0020c85c" officeooo:paragraph-rsid="0020c85c" style:font-size-asian="12pt" style:font-size-complex="12pt"/>
    </style:style>
    <style:style style:name="P6" style:family="paragraph" style:parent-style-name="Standard">
      <style:paragraph-properties style:writing-mode="lr-tb"/>
      <style:text-properties style:font-name="Times new roman" fo:font-size="12pt" officeooo:rsid="00228955" officeooo:paragraph-rsid="00228955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Times new roman" fo:font-size="12pt" fo:font-weight="bold" officeooo:rsid="00228955" officeooo:paragraph-rsid="00228955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officeooo:paragraph-rsid="0020b067"/>
    </style:style>
    <style:style style:name="P9" style:family="paragraph" style:parent-style-name="Standard">
      <style:paragraph-properties fo:text-align="end" style:justify-single-word="false" style:writing-mode="lr-tb"/>
      <style:text-properties officeooo:paragraph-rsid="00227542"/>
    </style:style>
    <style:style style:name="P10" style:family="paragraph" style:parent-style-name="Table_20_Contents">
      <style:text-properties style:font-name="Times new roman" fo:font-size="12pt" officeooo:rsid="001f1aeb" officeooo:paragraph-rsid="001f1aeb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f1aeb" officeooo:paragraph-rsid="001f1ae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0b067" officeooo:paragraph-rsid="0020b067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officeooo:rsid="0020b067" officeooo:paragraph-rsid="0020b06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officeooo:paragraph-rsid="0020b067"/>
    </style:style>
    <style:style style:name="P16" style:family="paragraph" style:parent-style-name="Table_20_Contents">
      <loext:graphic-properties draw:fill="none"/>
      <style:paragraph-properties fo:margin-left="0.7cm" fo:margin-right="0cm" fo:text-indent="-0.6cm" style:auto-text-indent="false" fo:background-color="transparent" text:number-lines="false" text:line-number="0">
        <style:tab-stops/>
      </style:paragraph-properties>
      <style:text-properties style:font-name="Times new roman" fo:font-size="12pt" officeooo:rsid="001f1aeb" officeooo:paragraph-rsid="0020b067" style:font-size-asian="12pt" style:font-size-complex="12pt"/>
    </style:style>
    <style:style style:name="P17" style:family="paragraph" style:parent-style-name="Table_20_Contents">
      <loext:graphic-properties draw:fill="none"/>
      <style:paragraph-properties fo:margin-left="0.4cm" fo:margin-right="0cm" fo:text-indent="-0.3cm" style:auto-text-indent="false" fo:background-color="transparent" text:number-lines="false" text:line-number="0">
        <style:tab-stops/>
      </style:paragraph-properties>
      <style:text-properties style:font-name="Times new roman" fo:font-size="12pt" officeooo:rsid="001f1aeb" officeooo:paragraph-rsid="0020b067" style:font-size-asian="12pt" style:font-size-complex="12pt"/>
    </style:style>
    <style:style style:name="P18" style:family="paragraph">
      <style:paragraph-properties fo:text-align="center"/>
    </style:style>
    <style:style style:name="T1" style:family="text">
      <style:text-properties officeooo:rsid="001f1aeb"/>
    </style:style>
    <style:style style:name="T2" style:family="text">
      <style:text-properties fo:color="#0000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0000ff" fo:font-size="22pt" fo:font-style="italic" fo:font-weight="bold" officeooo:rsid="001f1aeb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f1aeb" style:font-size-asian="12pt" style:font-size-complex="12pt"/>
    </style:style>
    <style:style style:name="T7" style:family="text">
      <style:text-properties style:font-name="Times new roman" fo:font-size="12pt" officeooo:rsid="0020b067" style:font-size-asian="12pt" style:font-size-complex="12pt"/>
    </style:style>
    <style:style style:name="T8" style:family="text">
      <style:text-properties style:font-name="Times new roman" fo:font-size="12pt" officeooo:rsid="00227542" style:font-size-asian="12pt" style:font-size-complex="12pt"/>
    </style:style>
    <style:style style:name="T9" style:family="text">
      <style:text-properties officeooo:rsid="0020b0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/></text:p>
      <text:p text:style-name="P4"><text:span text:style-name="T4"/></text:p>
      <text:p text:style-name="P4"><text:span text:style-name="T4">ORÇAMENTO Nº 202105281003</text:span><text:line-break/></text:p>
      <text:p text:style-name="P8"><text:span text:style-name="T5"/></text:p>
      <text:p text:style-name="P8"><text:span text:style-name="T5"/></text:p>
      <text:p text:style-name="P8"><text:span text:style-name="T5">Cliente: </text:span>Escritório de Advocacia Ferro, Sales &amp; Para<text:span text:style-name="T9">nhos – Maringá - PR</text:span><text:span text:style-name="T5"><text:line-break/>Contato: Sr</text:span><text:span text:style-name="T7">ta</text:span><text:span text:style-name="T5">. </text:span><text:span text:style-name="T7">Tânia</text:span></text:p>
      <text:p text:style-name="P3"/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leLine94865762450544">
          <table:table-cell table:style-name="Tabela1.A1" office:value-type="string">
            <text:p text:style-name="P11">Item</text:p>
          </table:table-cell>
          <table:table-cell table:style-name="Tabela1.A1" office:value-type="string">
            <text:p text:style-name="P10">Descrição</text:p>
          </table:table-cell>
          <table:table-cell table:style-name="Tabela1.C1" office:value-type="string">
            <text:p text:style-name="P11">Qtde</text:p>
          </table:table-cell>
          <table:table-cell table:style-name="Tabela1.C1" office:value-type="string">
            <text:p text:style-name="P11">Unid</text:p>
          </table:table-cell>
          <table:table-cell table:style-name="Tabela1.C1" office:value-type="string">
            <text:p text:style-name="P13">Vl. Hora</text:p>
          </table:table-cell>
          <table:table-cell table:style-name="Tabela1.F1" office:value-type="string">
            <text:p text:style-name="P11">Subtotal</text:p>
          </table:table-cell>
        </table:table-row>
        <table:table-row table:style-name="TableLine94865762450544">
          <table:table-cell table:style-name="Tabela1.A2" office:value-type="string">
            <text:p text:style-name="P11">1</text:p>
          </table:table-cell>
          <table:table-cell table:style-name="Tabela1.B2" office:value-type="string">
            <text:p text:style-name="P16">- Atualização de drive da impressora Kyocera</text:p>
            <text:p text:style-name="P16">- Atualização do gerenciador de impressão Kyocera</text:p>
            <text:p text:style-name="P17">- Tentativa de instalação da impressora no notebook ASUS sem sucesso</text:p>
            <text:p text:style-name="P17">- Instalação da impressora Wifi Epson no notebook do ASUS</text:p>
          </table:table-cell>
          <table:table-cell table:style-name="Tabela1.A2" office:value-type="string">
            <text:p text:style-name="P13">2h30m</text:p>
          </table:table-cell>
          <table:table-cell table:style-name="Tabela1.A2" office:value-type="string">
            <text:p text:style-name="P12"><text:s/><text:span text:style-name="T1">horas</text:span></text:p>
          </table:table-cell>
          <table:table-cell table:style-name="Tabela1.A2" office:value-type="string">
            <text:p text:style-name="P11">100,00</text:p>
          </table:table-cell>
          <table:table-cell table:style-name="Tabela1.F2" office:value-type="string">
            <text:p text:style-name="P15"><text:span text:style-name="T7">R$25</text:span><text:span text:style-name="T6">0,00</text:span></text:p>
          </table:table-cell>
        </table:table-row>
        <table:table-row table:style-name="TableLine94865762450544">
          <table:table-cell table:style-name="Tabela1.A3" table:number-columns-spanned="5" office:value-type="string">
            <text:p text:style-name="P14">Total Bruto </text:p>
          </table:table-cell>
          <table:covered-table-cell/>
          <table:covered-table-cell/>
          <table:covered-table-cell/>
          <table:covered-table-cell/>
          <table:table-cell table:style-name="Tabela1.F2" office:value-type="string">
            <text:p text:style-name="P13">R$250,00</text:p>
          </table:table-cell>
        </table:table-row>
        <table:table-row table:style-name="TableLine94865762450544">
          <table:table-cell table:style-name="Tabela1.A5" table:number-columns-spanned="5" office:value-type="string">
            <text:p text:style-name="P14">Desconto (40%) </text:p>
          </table:table-cell>
          <table:covered-table-cell/>
          <table:covered-table-cell/>
          <table:covered-table-cell/>
          <table:covered-table-cell/>
          <table:table-cell table:style-name="Tabela1.F2" office:value-type="string">
            <text:p text:style-name="P13">R$100,00</text:p>
          </table:table-cell>
        </table:table-row>
        <table:table-row table:style-name="TableLine94865762450544">
          <table:table-cell table:style-name="Tabela1.A5" table:number-columns-spanned="5" office:value-type="string">
            <text:p text:style-name="P14">Total Líquido </text:p>
          </table:table-cell>
          <table:covered-table-cell/>
          <table:covered-table-cell/>
          <table:covered-table-cell/>
          <table:covered-table-cell/>
          <table:table-cell table:style-name="Tabela1.F2" office:value-type="string">
            <text:p text:style-name="P13">R$150,00</text:p>
          </table:table-cell>
        </table:table-row>
      </table:table>
      <text:p text:style-name="P3"/>
      <text:p text:style-name="P3"/>
      <text:p text:style-name="P6">O pagamento pode ser efetuado via transferência para: </text:p>
      <text:p text:style-name="P6"/>
      <text:p text:style-name="P6">Banco………..: 336 – C6 – Bank</text:p>
      <text:p text:style-name="P6">Agência……...: 0001</text:p>
      <text:p text:style-name="P6">Conta Corrente: 16719010-5</text:p>
      <text:p text:style-name="P6">Correntista…...: Elias César Araújo de Carvalho</text:p>
      <text:p text:style-name="P6">CPF…………..: 037.738.038-50</text:p>
      <text:p text:style-name="P6"/>
      <text:p text:style-name="P7">Chave PIX (celular) : 44991021568</text:p>
      <text:p text:style-name="P6"/>
      <text:p text:style-name="P5">Atenciosamente,</text:p>
      <text:p text:style-name="P5"/>
      <text:p text:style-name="P5"/>
      <text:p text:style-name="P5"/>
      <text:p text:style-name="P5"/>
      <text:p text:style-name="P9"><text:span text:style-name="T8">Maringá, 25 de Fevereiro de 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style:font-name="Times new Roman" officeooo:paragraph-rsid="001f1aeb"/>
    </style:style>
    <style:style style:name="MP2" style:family="paragraph" style:parent-style-name="Header">
      <style:paragraph-properties fo:text-align="center" style:justify-single-word="false" style:writing-mode="lr-tb"/>
      <style:text-properties style:font-name="Times new Roman" fo:font-size="10pt" officeooo:paragraph-rsid="001f1aeb" style:font-size-asian="10pt" style:font-size-complex="10pt"/>
    </style:style>
    <style:style style:name="MP3" style:family="paragraph">
      <style:paragraph-properties fo:text-align="center"/>
    </style:style>
    <style:style style:name="MT1" style:family="text">
      <style:text-properties fo:color="#0000ff" fo:font-size="22pt" fo:font-style="italic" fo:font-weight="bold" officeooo:rsid="001f1aeb" style:font-size-asian="22pt" style:font-style-asian="italic" style:font-weight-asian="bold" style:font-size-complex="22pt" style:font-style-complex="italic" style:font-weight-complex="bold"/>
    </style:style>
    <style:style style:name="MT2" style:family="text">
      <style:text-properties fo:color="#0000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MT3" style:family="text">
      <style:text-properties officeooo:rsid="001f1aeb"/>
    </style:style>
    <style:style style:name="MT4" style:family="text"/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atilana &amp; Carvalho</text:span><text:span text:style-name="MT2"> Consultoria em TI</text:span><text:line-break/></text:p>
        <text:p text:style-name="MP2">Telefone: (44) <text:span text:style-name="MT3">9-9102-1568</text:span> - E-mail: <text:a xlink:type="simple" xlink:href="mailto:ecacarva@gmail.com" text:style-name="Internet_20_link" text:visited-style-name="Visited_20_Internet_20_Link"><text:span text:style-name="MT3">ecacarva</text:span></text:a><text:a xlink:type="simple" xlink:href="mailto:ecacarva@gmail.com" text:style-name="Internet_20_link" text:visited-style-name="Visited_20_Internet_20_Link">@gmail.com</text:a></text:p>
        <text:p text:style-name="MP2"><draw:line text:anchor-type="paragraph" draw:z-index="0" draw:name="Forma1" draw:style-name="Mgr1" draw:text-style-name="MP3" svg:x1="-1.494cm" svg:y1="0.138cm" svg:x2="18.493cm" svg:y2="0.113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09:36:59.771313226</meta:creation-date>
    <dc:date>2023-03-03T10:06:59.229117306</dc:date>
    <meta:editing-duration>PT2M36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34" meta:word-count="122" meta:character-count="834" meta:non-whitespace-character-count="736"/>
  </office:meta>
</office:document-meta>
</file>